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6" style:family="paragraph" style:parent-style-name="Table_20_Contents">
      <style:text-properties officeooo:paragraph-rsid="004d3c50"/>
    </style:style>
    <style:style style:name="P57" style:family="paragraph" style:parent-style-name="Table_20_Contents">
      <style:text-properties officeooo:paragraph-rsid="006e8e1a"/>
    </style:style>
    <style:style style:name="P58" style:family="paragraph" style:parent-style-name="Table_20_Contents">
      <style:text-properties officeooo:paragraph-rsid="00767c54"/>
    </style:style>
    <style:style style:name="P59" style:family="paragraph" style:parent-style-name="Table_20_Contents">
      <style:text-properties officeooo:paragraph-rsid="009375c2"/>
    </style:style>
    <style:style style:name="P60" style:family="paragraph" style:parent-style-name="Table_20_Contents">
      <style:text-properties officeooo:paragraph-rsid="00b698e2"/>
    </style:style>
    <style:style style:name="P61" style:family="paragraph" style:parent-style-name="Table_20_Contents">
      <style:text-properties officeooo:paragraph-rsid="00bfdbd1"/>
    </style:style>
    <style:style style:name="P62" style:family="paragraph" style:parent-style-name="Table_20_Contents">
      <style:text-properties officeooo:paragraph-rsid="00e67b40"/>
    </style:style>
    <style:style style:name="P63" style:family="paragraph" style:parent-style-name="Table_20_Contents">
      <style:text-properties officeooo:paragraph-rsid="00e75ea5"/>
    </style:style>
    <style:style style:name="P64" style:family="paragraph" style:parent-style-name="Table_20_Contents">
      <style:text-properties officeooo:paragraph-rsid="0108f4cf"/>
    </style:style>
    <style:style style:name="P65" style:family="paragraph" style:parent-style-name="Table_20_Contents">
      <style:text-properties officeooo:paragraph-rsid="010e8474"/>
    </style:style>
    <style:style style:name="P66" style:family="paragraph" style:parent-style-name="Table_20_Contents">
      <style:text-properties officeooo:paragraph-rsid="011fee52"/>
    </style:style>
    <style:style style:name="P67" style:family="paragraph" style:parent-style-name="Table_20_Contents">
      <style:text-properties officeooo:paragraph-rsid="01262962"/>
    </style:style>
    <style:style style:name="P68" style:family="paragraph" style:parent-style-name="Table_20_Contents">
      <style:text-properties officeooo:paragraph-rsid="0127770a"/>
    </style:style>
    <style:style style:name="P69" style:family="paragraph" style:parent-style-name="Table_20_Contents">
      <style:text-properties officeooo:paragraph-rsid="012a02c9"/>
    </style:style>
    <style:style style:name="P70" style:family="paragraph" style:parent-style-name="Table_20_Contents">
      <style:text-properties officeooo:paragraph-rsid="012d6f0c"/>
    </style:style>
    <style:style style:name="P71" style:family="paragraph" style:parent-style-name="Table_20_Contents">
      <style:text-properties officeooo:paragraph-rsid="014029c5"/>
    </style:style>
    <style:style style:name="P72" style:family="paragraph" style:parent-style-name="Table_20_Contents">
      <style:text-properties officeooo:paragraph-rsid="01536d5b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a3a56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text-properties officeooo:paragraph-rsid="022f0ff6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4d698d"/>
    </style:style>
    <style:style style:name="P99" style:family="paragraph" style:parent-style-name="Table_20_Contents">
      <style:text-properties officeooo:paragraph-rsid="0258ad30"/>
    </style:style>
    <style:style style:name="P100" style:family="paragraph" style:parent-style-name="Table_20_Contents">
      <style:text-properties officeooo:paragraph-rsid="025e6e41"/>
    </style:style>
    <style:style style:name="P101" style:family="paragraph" style:parent-style-name="Table_20_Contents">
      <style:text-properties officeooo:paragraph-rsid="02661f65"/>
    </style:style>
    <style:style style:name="P102" style:family="paragraph" style:parent-style-name="Table_20_Contents">
      <style:text-properties officeooo:paragraph-rsid="0267f9df"/>
    </style:style>
    <style:style style:name="P103" style:family="paragraph" style:parent-style-name="Table_20_Contents">
      <style:text-properties officeooo:paragraph-rsid="026e31be"/>
    </style:style>
    <style:style style:name="P104" style:family="paragraph" style:parent-style-name="Table_20_Contents">
      <style:text-properties officeooo:paragraph-rsid="026e3ebc"/>
    </style:style>
    <style:style style:name="P105" style:family="paragraph" style:parent-style-name="Table_20_Contents">
      <style:text-properties officeooo:paragraph-rsid="026ef928"/>
    </style:style>
    <style:style style:name="P10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8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style:font-name-complex="Courier New"/>
    </style:style>
    <style:style style:name="T180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3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4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5" style:family="text">
      <style:text-properties fo:color="#000000" loext:opacity="100%" fo:font-size="14pt" fo:language="zxx" fo:country="none" officeooo:rsid="027621cd" style:font-size-asian="14pt" style:language-asian="zxx" style:country-asian="none" style:font-size-complex="14pt" style:language-complex="zxx" style:country-complex="none"/>
    </style:style>
    <style:style style:name="T186" style:family="text">
      <style:text-properties officeooo:rsid="00c77656"/>
    </style:style>
    <style:style style:name="T187" style:family="text">
      <style:text-properties officeooo:rsid="0213f657"/>
    </style:style>
    <style:style style:name="T188" style:family="text">
      <style:text-properties officeooo:rsid="021570c6"/>
    </style:style>
    <style:style style:name="T189" style:family="text">
      <style:text-properties officeooo:rsid="023d069c"/>
    </style:style>
    <style:style style:name="T190" style:family="text">
      <style:text-properties officeooo:rsid="023ec219"/>
    </style:style>
    <style:style style:name="T19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2" style:family="text">
      <style:text-properties officeooo:rsid="02646e91"/>
    </style:style>
    <style:style style:name="T193" style:family="text">
      <style:text-properties officeooo:rsid="0277dedb"/>
    </style:style>
    <style:style style:name="T19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Default_20_Paragraph_20_Font"><text:span text:style-name="T180">Celestra cheatsheet – v</text:span></text:span><text:span text:style-name="Default_20_Paragraph_20_Font"><text:span text:style-name="T182">5</text:span></text:span><text:span text:style-name="Default_20_Paragraph_20_Font"><text:span text:style-name="T181">.</text:span></text:span><text:span text:style-name="Default_20_Paragraph_20_Font"><text:span text:style-name="T184">5</text:span></text:span><text:span text:style-name="Default_20_Paragraph_20_Font"><text:span text:style-name="T183">.</text:span></text:span><text:span text:style-name="Default_20_Paragraph_20_Font"><text:span text:style-name="T185">5</text:span></text:span><text:span text:style-name="Default_20_Paragraph_20_Font"><text:span text:style-name="T180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Core API</text:p>
          </table:table-cell>
          <table:table-cell table:style-name="Table1.A1" office:value-type="string">
            <text:p text:style-name="P92">DOM <text:span text:style-name="T192">API</text:span></text:p>
          </table:table-cell>
          <table:table-cell table:style-name="Table1.C1" office:value-type="string">
            <text:p text:style-name="P54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2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2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2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2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2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77"><text:span text:style-name="Source_20_Text"><text:span text:style-name="T32">randomBoolean</text:span></text:span><text:span text:style-name="Source_20_Text"><text:span text:style-name="T51">();</text:span></text:span></text:p>
            <text:p text:style-name="P77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58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58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58"><text:span text:style-name="Source_20_Text"><text:span text:style-name="T31">WORDSAFEALPHABET;</text:span></text:span></text:p>
            <text:p text:style-name="P56"><text:span text:style-name="Source_20_Text"><text:span text:style-name="T32">getUrlVars([str=location.search]);</text:span></text:span></text:p>
            <text:p text:style-name="P56"><text:span text:style-name="Source_20_Text"><text:span text:style-name="T32">obj2string(&lt;object&gt;);</text:span></text:span></text:p>
            <text:p text:style-name="P56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6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86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1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0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0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1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6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56"><text:span text:style-name="Source_20_Text"><text:span text:style-name="T32">qs(&lt;selector&gt;[,context]);</text:span></text:span></text:p>
            <text:p text:style-name="P56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56"><text:span text:style-name="Source_20_Text"><text:span text:style-name="T32">domCreate(&lt;type&gt;[,properties[,innerHTML]]);</text:span></text:span></text:p>
            <text:p text:style-name="P56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6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1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56"><text:span text:style-name="Source_20_Text"><text:span text:style-name="T32">domSetCSS(&lt;element&gt;,&lt;property&gt;,&lt;value&gt;);</text:span></text:span></text:p>
            <text:p text:style-name="P56"><text:span text:style-name="Source_20_Text"><text:span text:style-name="T32">domSetCSS(&lt;element&gt;,&lt;properties&gt;);</text:span></text:span></text:p>
            <text:p text:style-name="P56"><text:span text:style-name="Source_20_Text"><text:span text:style-name="T32">domFadeIn(&lt;element&gt;[,duration[,display]]);</text:span></text:span></text:p>
            <text:p text:style-name="P56"><text:span text:style-name="Source_20_Text"><text:span text:style-name="T32">domFadeOut(&lt;element&gt;[,duration]);</text:span></text:span></text:p>
            <text:p text:style-name="P56"><text:span text:style-name="Source_20_Text"><text:span text:style-name="T32">domFadeToggle(&lt;elem.&gt;[,duration[,display]]);</text:span></text:span></text:p>
            <text:p text:style-name="P68"><text:span text:style-name="Source_20_Text"><text:span text:style-name="T32">domShow(&lt;element&gt;[,display]);</text:span></text:span></text:p>
            <text:p text:style-name="P68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56"><text:span text:style-name="Source_20_Text"><text:span text:style-name="T32">domToggle(&lt;element&gt;[,display]);</text:span></text:span></text:p>
            <text:p text:style-name="P56"><text:span text:style-name="Source_20_Text"><text:span text:style-name="T32">domIsHidden(&lt;element&gt;);</text:span></text:span></text:p>
            <text:p text:style-name="P103"><text:span text:style-name="Source_20_Text"><text:span text:style-name="T63">domScrollToTop();</text:span></text:span></text:p>
            <text:p text:style-name="P103"><text:span text:style-name="Source_20_Text"><text:span text:style-name="T64">domScrollToBottom();</text:span></text:span></text:p>
            <text:p text:style-name="P56"><text:span text:style-name="Source_20_Text"><text:span text:style-name="T32">domScrollToElement(&lt;element&gt;[,top=true]);<text:line-break/>domSiblings(&lt;element&gt;);</text:span></text:span></text:p>
            <text:p text:style-name="P56"><text:span text:style-name="Source_20_Text"><text:span text:style-name="T32">domSiblingsPrev(&lt;element&gt;);</text:span></text:span></text:p>
            <text:p text:style-name="P72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6"><text:span text:style-name="Source_20_Text"><text:span text:style-name="T32">domSiblingsNext(&lt;element&gt;);</text:span></text:span></text:p>
            <text:p text:style-name="P72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57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6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6"><text:span text:style-name="Source_20_Text"/></text:p>
            <text:p text:style-name="P76"><text:span text:style-name="Source_20_Text"><text:span text:style-name="T32">importScript(&lt;script1&gt;[,scriptN]);</text:span></text:span></text:p>
            <text:p text:style-name="P76"><text:span text:style-name="Source_20_Text"><text:span text:style-name="T32">importStyle(&lt;style1&gt;[,styleN]);</text:span></text:span></text:p>
            <text:p text:style-name="P56"><text:span text:style-name="Source_20_Text"/></text:p>
            <text:p text:style-name="P56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68"><text:span text:style-name="Source_20_Text"><text:span text:style-name="T32">setFullscreenOff();</text:span></text:span></text:p>
            <text:p text:style-name="P68"><text:span text:style-name="Source_20_Text"><text:span text:style-name="T32">getFullscreen();<text:line-break/></text:span></text:span></text:p>
            <text:p text:style-name="P79"><text:span text:style-name="Source_20_Text"><text:span text:style-name="T32">form2array(&lt;form&gt;);</text:span></text:span></text:p>
            <text:p text:style-name="P79"><text:span text:style-name="Source_20_Text"><text:span text:style-name="T32">form2string(&lt;form&gt;);</text:span></text:span></text:p>
            <text:p text:style-name="P56"><text:span text:style-name="Source_20_Text"><text:span text:style-name="T32">getDoNotTrack();</text:span></text:span></text:p>
            <text:p text:style-name="P98"><text:span text:style-name="Source_20_Text"><text:span text:style-name="T32">getLocation(&lt;success&gt;[,error]);</text:span></text:span></text:p>
            <text:p text:style-name="P98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2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2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0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0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59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2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7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69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86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6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86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6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5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85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67"><text:span text:style-name="Source_20_Text"><text:span text:style-name="T32">isPlainObject(&lt;value&gt;);</text:span></text:span></text:p>
            <text:p text:style-name="P85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5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0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66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69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8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69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2"><text:span text:style-name="Source_20_Text"><text:span text:style-name="T32">isArraylike(&lt;value&gt;);</text:span></text:span></text:p>
            <text:p text:style-name="P81"><text:span text:style-name="Source_20_Text"><text:span text:style-name="T32">isTypedArray(&lt;value&gt;);</text:span></text:span></text:p>
            <text:p text:style-name="P81"><text:span text:style-name="Source_20_Text"><text:span text:style-name="T32">isArrayBuffer(&lt;value&gt;);</text:span></text:span></text:p>
            <text:p text:style-name="P85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5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5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5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69"><text:span text:style-name="Source_20_Text"><text:span text:style-name="T32">isEmptyObject(&lt;value&gt;);</text:span></text:span></text:p>
            <text:p text:style-name="P69"><text:span text:style-name="Source_20_Text"><text:span text:style-name="T32">isEmptyArray(&lt;value&gt;);</text:span></text:span></text:p>
            <text:p text:style-name="P69"><text:span text:style-name="Source_20_Text"><text:span text:style-name="T32">isEmptyMap(&lt;value&gt;);</text:span></text:span></text:p>
            <text:p text:style-name="P69"><text:span text:style-name="Source_20_Text"><text:span text:style-name="T32">isEmptySet(&lt;value&gt;);</text:span></text:span></text:p>
            <text:p text:style-name="P69"><text:span text:style-name="Source_20_Text"><text:span text:style-name="T32">isEmptyIterator(&lt;value&gt;);</text:span></text:span></text:p>
            <text:p text:style-name="P68"><text:span text:style-name="Source_20_Text"><text:span text:style-name="T32">isSameObject(&lt;object1&gt;,&lt;object2&gt;);</text:span></text:span></text:p>
            <text:p text:style-name="P68"><text:span text:style-name="Source_20_Text"><text:span text:style-name="T32">isSameArray(&lt;array1&gt;,&lt;array2&gt;);</text:span></text:span></text:p>
            <text:p text:style-name="P68"><text:span text:style-name="Source_20_Text"><text:span text:style-name="T32">isSameMap(&lt;map1&gt;,&lt;map2&gt;);</text:span></text:span></text:p>
            <text:p text:style-name="P68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68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4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04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04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04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5"><text:span text:style-name="Source_20_Text"><text:span text:style-name="T32">strCodePoints(&lt;string&gt;);</text:span></text:span></text:p>
            <text:p text:style-name="P105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5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4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5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5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08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94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5">t</text:span></text:span><text:span text:style-name="Source_20_Text"><text:span text:style-name="T138">&gt;,&lt;s</text:span></text:span><text:span text:style-name="Source_20_Text"><text:span text:style-name="T150">ou</text:span></text:span><text:span text:style-name="Source_20_Text"><text:span text:style-name="T145">r</text:span></text:span><text:span text:style-name="Source_20_Text"><text:span text:style-name="T138">c</text:span></text:span><text:span text:style-name="Source_20_Text"><text:span text:style-name="T150">e</text:span></text:span><text:span text:style-name="Source_20_Text"><text:span text:style-name="T138">1&gt;[,</text:span></text:span><text:span text:style-name="Source_20_Text"><text:span text:style-name="T145">s</text:span></text:span><text:span text:style-name="Source_20_Text"><text:span text:style-name="T150">ou</text:span></text:span><text:span text:style-name="Source_20_Text"><text:span text:style-name="T145">r</text:span></text:span><text:span text:style-name="Source_20_Text"><text:span text:style-name="T150">ce</text:span></text:span><text:span text:style-name="Source_20_Text"><text:span text:style-name="T138">N]);</text:span></text:span></text:p>
            <text:p text:style-name="P25"><text:span text:style-name="Source_20_Text"><text:span text:style-name="T138">arrayUnique(&lt;collection&gt;);</text:span></text:span></text:p>
            <text:p text:style-name="P25"><text:span text:style-name="Source_20_Text"><text:span text:style-name="T164">arrayAdd</text:span></text:span><text:span text:style-name="Source_20_Text"><text:span text:style-name="T138">(&lt;array&gt;,&lt;value&gt;);</text:span></text:span></text:p>
            <text:p text:style-name="P25"><text:span text:style-name="Source_20_Text"><text:span text:style-name="T138">arrayClear(&lt;array&gt;); </text:span></text:span></text:p>
            <text:p text:style-name="P25"><text:span text:style-name="Source_20_Text"><text:span text:style-name="T161">arrayRemove(&lt;array&gt;,&lt;value&gt;[,all</text:span></text:span><text:span text:style-name="Source_20_Text"><text:span text:style-name="T165">=false</text:span></text:span><text:span text:style-name="Source_20_Text"><text:span text:style-name="T161">]);</text:span></text:span></text:p>
            <text:p text:style-name="P31"><text:span text:style-name="Source_20_Text"><text:span text:style-name="T161">arrayRemove</text:span></text:span><text:span text:style-name="Source_20_Text"><text:span text:style-name="T166">By</text:span></text:span><text:span text:style-name="Source_20_Text"><text:span text:style-name="T161">(&lt;array&gt;,&lt;</text:span></text:span><text:span text:style-name="Source_20_Text"><text:span text:style-name="T166">callback</text:span></text:span><text:span text:style-name="Source_20_Text"><text:span text:style-name="T161">&gt;[,all</text:span></text:span><text:span text:style-name="Source_20_Text"><text:span text:style-name="T165">=false</text:span></text:span><text:span text:style-name="Source_20_Text"><text:span text:style-name="T161">]);</text:span></text:span></text:p>
            <text:p text:style-name="P64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65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5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5"><text:span text:style-name="Source_20_Text"/></text:p>
            <text:p text:style-name="P64"><text:span text:style-name="Source_20_Text"><text:span text:style-name="T8">iterRange([start=0[,step=1[,end=Infinity]]]);</text:span></text:span></text:p>
            <text:p text:style-name="P64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4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3"><text:span text:style-name="Source_20_Text"/></text:p>
            <text:p text:style-name="P63"><text:span text:style-name="Source_20_Text"><text:span text:style-name="T7">arrayUnion(&lt;collection1&gt;[,collectionN]);</text:span></text:span></text:p>
            <text:p text:style-name="P63"><text:span text:style-name="Source_20_Text"><text:span text:style-name="T7">arrayIntersection(&lt;collection1&gt;,&lt;collection2&gt;);</text:span></text:span></text:p>
            <text:p text:style-name="P63"><text:span text:style-name="Source_20_Text"><text:span text:style-name="T7">arrayDifference(&lt;collection1&gt;,&lt;collection2&gt;);</text:span></text:span></text:p>
            <text:p text:style-name="P63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3"><text:span text:style-name="Source_20_Text"/></text:p>
            <text:p text:style-name="P63"><text:span text:style-name="Source_20_Text"><text:span text:style-name="T7">setUnion(&lt;collection1&gt;[,collectionN]);</text:span></text:span></text:p>
            <text:p text:style-name="P63"><text:span text:style-name="Source_20_Text"><text:span text:style-name="T7">setIntersection(&lt;set1&gt;,&lt;set2&gt;);</text:span></text:span></text:p>
            <text:p text:style-name="P63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3"><text:span text:style-name="Source_20_Text"/></text:p>
            <text:p text:style-name="P63"><text:span text:style-name="Source_20_Text"><text:span text:style-name="T7">isSuperset(&lt;superCollection&gt;,&lt;subCollection&gt;);</text:span></text:span></text:p>
            <text:p text:style-name="P63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3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4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5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30"><text:span text:style-name="Source_20_Text"><text:span text:style-name="T163">g</text:span></text:span><text:span text:style-name="Source_20_Text"><text:span text:style-name="T162">roup(&lt;collec</text:span></text:span><text:span text:style-name="Source_20_Text"><text:span text:style-name="T170">t</text:span></text:span><text:span text:style-name="Source_20_Text"><text:span text:style-name="T162">.&gt;,&lt;c</text:span></text:span><text:span text:style-name="Source_20_Text"><text:span text:style-name="T168">b</text:span></text:span><text:span text:style-name="Source_20_Text"><text:span text:style-name="T162">&gt;</text:span></text:span><text:span text:style-name="Source_20_Text"><text:span text:style-name="T168">[,map=false]</text:span></text:span><text:span text:style-name="Source_20_Text"><text:span text:style-name="T162">);</text:span></text:span></text:p>
            <text:p text:style-name="P19"><text:span text:style-name="Source_20_Text"/></text:p>
            <text:p text:style-name="P19"><text:span text:style-name="Source_20_Text"><text:span text:style-name="T149">shuffle(&lt;collection&gt;);</text:span></text:span></text:p>
            <text:p text:style-name="P26"><text:span text:style-name="Source_20_Text"><text:span text:style-name="T138">min(&lt;</text:span></text:span><text:span text:style-name="Source_20_Text"><text:span text:style-name="T146">value1&gt;[,valueN]</text:span></text:span><text:span text:style-name="Source_20_Text"><text:span text:style-name="T138">);</text:span></text:span></text:p>
            <text:p text:style-name="P18"><text:span text:style-name="Source_20_Text"><text:span text:style-name="T147">max(&lt;</text:span></text:span><text:span text:style-name="Source_20_Text"><text:span text:style-name="T146">value1&gt;[,valueN]</text:span></text:span><text:span text:style-name="Source_20_Text"><text:span text:style-name="T147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7"><text:span text:style-name="Source_20_Text"/></text:p>
            <text:p text:style-name="P67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73"><text:span text:style-name="Source_20_Text"><text:span text:style-name="T7">item(&lt;collection&gt;,&lt;index&gt;);</text:span></text:span></text:p>
            <text:p text:style-name="P74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7"><text:span text:style-name="Source_20_Text"><text:span text:style-name="T138">Array.fromAsync(); <text:line-break/>Array.prototype.at();</text:span></text:span></text:p>
            <text:p text:style-name="P27"><text:span text:style-name="Source_20_Text"><text:span text:style-name="T138">Array.prototype.findLast();</text:span></text:span></text:p>
            <text:p text:style-name="P27"><text:span text:style-name="Source_20_Text"><text:span text:style-name="T138">Array.prototype.findLast</text:span></text:span><text:span text:style-name="Source_20_Text"><text:span text:style-name="T144">Index</text:span></text:span><text:span text:style-name="Source_20_Text"><text:span text:style-name="T138">();</text:span></text:span></text:p>
            <text:p text:style-name="P33"><text:span text:style-name="Source_20_Text"><text:span text:style-name="T138">Array.prototype.flat();</text:span></text:span></text:p>
            <text:p text:style-name="P33"><text:span text:style-name="Source_20_Text"><text:span text:style-name="T138">Array.prototype.flatMap();</text:span></text:span></text:p>
            <text:p text:style-name="P27"><text:span text:style-name="Source_20_Text"><text:span text:style-name="T138">Array.prototype.group();</text:span></text:span></text:p>
            <text:p text:style-name="P27"><text:span text:style-name="Source_20_Text"><text:span text:style-name="T138">Array.prototype.groupToMap();</text:span></text:span></text:p>
            <text:p text:style-name="P27"><text:span text:style-name="Source_20_Text"><text:span text:style-name="T138">Array.prototype.toReversed();</text:span></text:span></text:p>
            <text:p text:style-name="P27"><text:span text:style-name="Source_20_Text"><text:span text:style-name="T138">Array.prototype.toSorted();</text:span></text:span></text:p>
            <text:p text:style-name="P27"><text:span text:style-name="Source_20_Text"><text:span text:style-name="T138">Array.prototype.toSpliced();</text:span></text:span></text:p>
            <text:p text:style-name="P27"><text:span text:style-name="Source_20_Text"><text:span text:style-name="T138">Array.prototype.with();</text:span></text:span></text:p>
            <text:p text:style-name="P21"><text:span text:style-name="Source_20_Text"/></text:p>
            <text:p text:style-name="P33"><text:span text:style-name="Source_20_Text"><text:span text:style-name="T138">crypto.randomUUID();</text:span></text:span></text:p>
            <text:p text:style-name="P33"><text:span text:style-name="Source_20_Text"><text:span text:style-name="T138">globalThis;</text:span></text:span></text:p>
            <text:p text:style-name="P34"><text:span text:style-name="Source_20_Text"><text:span text:style-name="T138">Number.MIN_SAFE_INTEGER;</text:span></text:span></text:p>
            <text:p text:style-name="P34"><text:span text:style-name="Source_20_Text"><text:span text:style-name="T138">Number.M</text:span></text:span><text:span text:style-name="Source_20_Text"><text:span text:style-name="T153">AX</text:span></text:span><text:span text:style-name="Source_20_Text"><text:span text:style-name="T138">_SAFE_INTEGER;</text:span></text:span></text:p>
            <text:p text:style-name="P34"><text:span text:style-name="Source_20_Text"/></text:p>
            <text:p text:style-name="P33"><text:span text:style-name="Source_20_Text"><text:span text:style-name="T169">Object</text:span></text:span><text:span text:style-name="Source_20_Text"><text:span text:style-name="T167">.fromEntries();</text:span></text:span></text:p>
            <text:p text:style-name="P33"><text:span text:style-name="Source_20_Text"><text:span text:style-name="T138">Object</text:span></text:span><text:span text:style-name="Source_20_Text"><text:span text:style-name="T148">.</text:span></text:span><text:span text:style-name="Source_20_Text"><text:span text:style-name="T140">hasOwn();</text:span></text:span></text:p>
            <text:p text:style-name="P33"><text:span text:style-name="Source_20_Text"><text:span text:style-name="T138">Object</text:span></text:span><text:span text:style-name="Source_20_Text"><text:span text:style-name="T148">.</text:span></text:span><text:span text:style-name="Source_20_Text"><text:span text:style-name="T152">is</text:span></text:span><text:span text:style-name="Source_20_Text"><text:span text:style-name="T140">();</text:span></text:span></text:p>
            <text:p text:style-name="P33"><text:span text:style-name="Source_20_Text"/></text:p>
            <text:p text:style-name="P33"><text:span text:style-name="Source_20_Text"><text:span text:style-name="T138">String.prototype.at();</text:span></text:span></text:p>
            <text:p text:style-name="P33"><text:span text:style-name="Source_20_Text"><text:span text:style-name="T151">String.prototype</text:span></text:span><text:span text:style-name="Source_20_Text"><text:span text:style-name="T138">.matchAll();</text:span></text:span></text:p>
            <text:p text:style-name="P24"><text:span text:style-name="Source_20_Text"><text:span text:style-name="T138">String.prototype.replaceAll();</text:span></text:span></text:p>
            <text:p text:style-name="P24"><text:span text:style-name="Source_20_Text"><text:span text:style-name="T138">String.prototype.trimStart();</text:span></text:span></text:p>
            <text:p text:style-name="P21"><text:span text:style-name="Source_20_Text"><text:span text:style-name="T138">String.prototype.trimLeft();</text:span></text:span></text:p>
            <text:p text:style-name="P21"><text:span text:style-name="Source_20_Text"><text:span text:style-name="T138">String.prototype.trimEnd();</text:span></text:span></text:p>
            <text:p text:style-name="P21"><text:span text:style-name="Source_20_Text"><text:span text:style-name="T138">String.prototype.trimRight();</text:span></text:span></text:p>
            <text:p text:style-name="P21"><text:span text:style-name="Source_20_Text"/></text:p>
            <text:p text:style-name="P29"><text:span text:style-name="Source_20_Text"><text:span text:style-name="T138">TypedArray.prototype.at();</text:span></text:span></text:p>
            <text:p text:style-name="P28"><text:span text:style-name="Source_20_Text"><text:span text:style-name="T138">TypedArray.prototype.findLast();</text:span></text:span></text:p>
            <text:p text:style-name="P28"><text:span text:style-name="Source_20_Text"><text:span text:style-name="T138">TypedArray.prototype.findLast</text:span></text:span><text:span text:style-name="Source_20_Text"><text:span text:style-name="T144">Index</text:span></text:span><text:span text:style-name="Source_20_Text"><text:span text:style-name="T138">();</text:span></text:span></text:p>
            <text:p text:style-name="P28"><text:span text:style-name="Source_20_Text"><text:span text:style-name="T191">TypedArray.prototype.toReversed();</text:span></text:span><text:span text:style-name="T7"/></text:p>
            <text:p text:style-name="P28"><text:span text:style-name="Source_20_Text"><text:span text:style-name="T191">TypedArray.prototype.toSorted();</text:span></text:span><text:span text:style-name="T7"/></text:p>
            <text:p text:style-name="P28"><text:span text:style-name="Source_20_Text"><text:span text:style-name="T191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5"><text:span text:style-name="T186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8">BigInt.prototype.toJSON();</text:span></text:span></text:p>
            <text:p text:style-name="P35"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 </text:span></text:span><text:span text:style-name="Source_20_Text"><text:span text:style-name="T138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92">API</text:span></text:p>
          </table:table-cell>
          <table:covered-table-cell/>
          <table:table-cell table:style-name="Table2.C1" office:value-type="string">
            <text:p text:style-name="P93">Abstract <text:span text:style-name="T192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6"><text:span text:style-name="T193">minmax</text:span>(&lt;value&gt;,&lt;min&gt;,&lt;max&gt;);</text:p>
            <text:p text:style-name="P44"/>
            <text:p text:style-name="P45">isEven(&lt;value&gt;);</text:p>
            <text:p text:style-name="P45">isOdd(&lt;val<text:span text:style-name="T189">ue</text:span>&gt;);</text:p>
            <text:p text:style-name="P45"/>
            <text:p text:style-name="P99"><text:span text:style-name="Source_20_Text"><text:span text:style-name="T32">randomInt([max]);</text:span></text:span></text:p>
            <text:p text:style-name="P100"><text:span text:style-name="Source_20_Text"><text:span text:style-name="T32">randomInt(&lt;min&gt;,&lt;max&gt;);</text:span></text:span></text:p>
            <text:p text:style-name="P100"><text:span text:style-name="Source_20_Text"/></text:p>
            <text:p text:style-name="P99"><text:span text:style-name="Source_20_Text"><text:span text:style-name="T179">randomFloat([max]);</text:span></text:span></text:p>
            <text:p text:style-name="P100"><text:span text:style-name="Source_20_Text"><text:span text:style-name="T179">randomFloat(&lt;min&gt;,&lt;max&gt;);</text:span></text:span></text:p>
            <text:p text:style-name="P99"><text:span text:style-name="Source_20_Text"/></text:p>
            <text:p text:style-name="P99"><text:span text:style-name="Source_20_Text"><text:span text:style-name="T32">inRange(&lt;value&gt;,&lt;min&gt;,&lt;max&gt;);</text:span></text:span></text:p>
            <text:p text:style-name="P99"><text:span text:style-name="Source_20_Text"/></text:p>
            <text:p text:style-name="P99"><text:span text:style-name="Source_20_Text"><text:span text:style-name="T48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90">t</text:span>oInt8(&lt;value&gt;);</text:p>
            <text:p text:style-name="P51">toUInt8(&lt;value&gt;);</text:p>
            <text:p text:style-name="P51">toInt16(&lt;value&gt;);</text:p>
            <text:p text:style-name="P51">toUInt<text:span text:style-name="T187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4">getIn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6"><text:span text:style-name="Source_20_Text"><text:span text:style-name="T154">getInV(&lt;</text:span></text:span><text:span text:style-name="Source_20_Text"><text:span text:style-name="T175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9"><text:span text:style-name="Source_20_Text"><text:span text:style-name="T154">hasIn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);</text:span></text:span></text:p>
            <text:p text:style-name="P39"><text:span text:style-name="Source_20_Text"><text:span text:style-name="T154">setIn(&lt;</text:span></text:span><text:span text:style-name="Source_20_Text"><text:span text:style-name="T171">o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72">v</text:span></text:span><text:span text:style-name="Source_20_Text"><text:span text:style-name="T171">alue</text:span></text:span><text:span text:style-name="Source_20_Text"><text:span text:style-name="T154">&gt;);</text:span></text:span></text:p>
            <text:p text:style-name="P40"><text:span text:style-name="Source_20_Text"/></text:p>
            <text:p text:style-name="P38"><text:span text:style-name="Source_20_Text"><text:span text:style-name="T157">to</text:span></text:span><text:span text:style-name="Source_20_Text"><text:span text:style-name="T156">Index(&lt;v</text:span></text:span><text:span text:style-name="Source_20_Text"><text:span text:style-name="T160">alue</text:span></text:span><text:span text:style-name="Source_20_Text"><text:span text:style-name="T156">&gt;);</text:span></text:span></text:p>
            <text:p text:style-name="P38"><text:span text:style-name="Source_20_Text"><text:span text:style-name="T154">toPropertyKey(&lt;</text:span></text:span><text:span text:style-name="Source_20_Text"><text:span text:style-name="T174">v</text:span></text:span><text:span text:style-name="Source_20_Text"><text:span text:style-name="T160">alue</text:span></text:span><text:span text:style-name="Source_20_Text"><text:span text:style-name="T154">&gt;);</text:span></text:span></text:p>
            <text:p text:style-name="P38"><text:span text:style-name="Source_20_Text"><text:span text:style-name="T158">toInteger(&lt;val</text:span></text:span><text:span text:style-name="Source_20_Text"><text:span text:style-name="T160">ue</text:span></text:span><text:span text:style-name="Source_20_Text"><text:span text:style-name="T158">&gt;);</text:span></text:span></text:p>
            <text:p text:style-name="P37"><text:span text:style-name="Source_20_Text"><text:span text:style-name="T159">toArray(v</text:span></text:span><text:span text:style-name="Source_20_Text"><text:span text:style-name="T160">alue</text:span></text:span><text:span text:style-name="Source_20_Text"><text:span text:style-name="T159">);</text:span></text:span></text:p>
            <text:p text:style-name="P33"><text:span text:style-name="Source_20_Text"><text:span text:style-name="T154">toObject(&lt;</text:span></text:span><text:span text:style-name="Source_20_Text"><text:span text:style-name="T171">value</text:span></text:span><text:span text:style-name="Source_20_Text"><text:span text:style-name="T154">&gt;);</text:span></text:span></text:p>
            <text:p text:style-name="P33"><text:span text:style-name="Source_20_Text"/></text:p>
            <text:p text:style-name="P37"><text:span text:style-name="Source_20_Text"><text:span text:style-name="T156">isIndex(&lt;v</text:span></text:span><text:span text:style-name="Source_20_Text"><text:span text:style-name="T160">alue</text:span></text:span><text:span text:style-name="Source_20_Text"><text:span text:style-name="T156">&gt;);</text:span></text:span></text:p>
            <text:p text:style-name="P37"><text:span text:style-name="Source_20_Text"><text:span text:style-name="T154">isPropertyKey(&lt;</text:span></text:span><text:span text:style-name="Source_20_Text"><text:span text:style-name="T174">v</text:span></text:span><text:span text:style-name="Source_20_Text"><text:span text:style-name="T160">alue</text:span></text:span><text:span text:style-name="Source_20_Text"><text:span text:style-name="T154">&gt;);</text:span></text:span></text:p>
            <text:p text:style-name="P37"><text:span text:style-name="Source_20_Text"><text:span text:style-name="T154">isSameValue(&lt;</text:span></text:span><text:span text:style-name="Source_20_Text"><text:span text:style-name="T176">v</text:span></text:span><text:span text:style-name="Source_20_Text"><text:span text:style-name="T160">alue</text:span></text:span><text:span text:style-name="Source_20_Text"><text:span text:style-name="T176">1</text:span></text:span><text:span text:style-name="Source_20_Text"><text:span text:style-name="T154">&gt;,&lt;</text:span></text:span><text:span text:style-name="Source_20_Text"><text:span text:style-name="T176">v</text:span></text:span><text:span text:style-name="Source_20_Text"><text:span text:style-name="T160">alue</text:span></text:span><text:span text:style-name="Source_20_Text"><text:span text:style-name="T176">2</text:span></text:span><text:span text:style-name="Source_20_Text"><text:span text:style-name="T154">&gt;);</text:span></text:span></text:p>
            <text:p text:style-name="P32"><text:span text:style-name="Source_20_Text"><text:span text:style-name="T154">isSameValueZero(&lt;</text:span></text:span><text:span text:style-name="Source_20_Text"><text:span text:style-name="T171">value1</text:span></text:span><text:span text:style-name="Source_20_Text"><text:span text:style-name="T154">&gt;,&lt;</text:span></text:span><text:span text:style-name="Source_20_Text"><text:span text:style-name="T171">value2</text:span></text:span><text:span text:style-name="Source_20_Text"><text:span text:style-name="T154">&gt;);</text:span></text:span></text:p>
            <text:p text:style-name="P32"><text:span text:style-name="Source_20_Text"><text:span text:style-name="T154">isSameValueNonNumber(&lt;</text:span></text:span><text:span text:style-name="Source_20_Text"><text:span text:style-name="T171">val</text:span></text:span><text:span text:style-name="Source_20_Text"><text:span text:style-name="T177">ue</text:span></text:span><text:span text:style-name="Source_20_Text"><text:span text:style-name="T171">1</text:span></text:span><text:span text:style-name="Source_20_Text"><text:span text:style-name="T154">&gt;,&lt;</text:span></text:span><text:span text:style-name="Source_20_Text"><text:span text:style-name="T171">val</text:span></text:span><text:span text:style-name="Source_20_Text"><text:span text:style-name="T177">ue</text:span></text:span><text:span text:style-name="Source_20_Text"><text:span text:style-name="T171">2</text:span></text:span><text:span text:style-name="Source_20_Text"><text:span text:style-name="T154">&gt;);</text:span></text:span></text:p>
            <text:p text:style-name="P32"><text:span text:style-name="Source_20_Text"/></text:p>
            <text:p text:style-name="P37"><text:span text:style-name="Source_20_Text"><text:span text:style-name="T155">type(&lt;value&gt;);</text:span></text:span></text:p>
            <text:p text:style-name="P37"><text:span text:style-name="Source_20_Text"><text:span text:style-name="T154">createDataProperty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58">val</text:span></text:span><text:span text:style-name="Source_20_Text"><text:span text:style-name="T160">ue</text:span></text:span><text:span text:style-name="Source_20_Text"><text:span text:style-name="T154">&gt;);</text:span></text:span></text:p>
            <text:p text:style-name="P37"><text:span text:style-name="Source_20_Text"><text:span text:style-name="T154">createMethodProperty(&lt;</text:span></text:span><text:span text:style-name="Source_20_Text"><text:span text:style-name="T173">o</text:span></text:span><text:span text:style-name="Source_20_Text"><text:span text:style-name="T178">bject</text:span></text:span><text:span text:style-name="Source_20_Text"><text:span text:style-name="T154">&gt;,&lt;</text:span></text:span><text:span text:style-name="Source_20_Text"><text:span text:style-name="T172">pr</text:span></text:span><text:span text:style-name="Source_20_Text"><text:span text:style-name="T171">operty</text:span></text:span><text:span text:style-name="Source_20_Text"><text:span text:style-name="T154">&gt;,&lt;</text:span></text:span><text:span text:style-name="Source_20_Text"><text:span text:style-name="T158">val</text:span></text:span><text:span text:style-name="Source_20_Text"><text:span text:style-name="T160">ue</text:span></text:span><text:span text:style-name="Source_20_Text"><text:span text:style-name="T154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88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5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32">getCookie([name]);</text:span></text:span></text:p>
            <text:p text:style-name="P88"><text:span text:style-name="Source_20_Text"><text:span text:style-name="T32">hasCookie(&lt;name&gt;);</text:span></text:span></text:p>
            <text:p text:style-name="P89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89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7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89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7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1">AJAX and CORS <text:span text:style-name="T192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7"><text:span text:style-name="Source_20_Text"><text:span text:style-name="T32">getText(&lt;url&gt;,&lt;success&gt;);</text:span></text:span></text:p>
            <text:p text:style-name="P97"><text:span text:style-name="Source_20_Text"><text:span text:style-name="T32">getJson(&lt;url&gt;,&lt;success&gt;);</text:span></text:span></text:p>
            <text:p text:style-name="P96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7-10T19:29:37.986000000</dc:date>
    <meta:print-date>2019-08-23T14:41:00Z</meta:print-date>
    <meta:editing-cycles>780</meta:editing-cycles>
    <meta:editing-duration>PT17H28M23S</meta:editing-duration>
    <meta:document-statistic meta:table-count="3" meta:image-count="0" meta:object-count="0" meta:page-count="3" meta:paragraph-count="275" meta:word-count="385" meta:character-count="8275" meta:non-whitespace-character-count="8146"/>
    <meta:template xlink:type="simple" xlink:actuate="onRequest" xlink:title="" xlink:href="Normal.dotm"/>
  </office:meta>
</office:document-meta>
</file>